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053d" officeooo:paragraph-rsid="000c05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odos utilizando no projeto do jogo de 20 perguntas:</text:p>
      <text:p text:style-name="P1">Métodos usados na StringNode.hpp:</text:p>
      <text:p text:style-name="P1"><text:s text:c="2"/>StringNode()</text:p>
      <text:p text:style-name="P1"><text:s text:c="4"/>Construtor da classe, sem parâmetros, cria um nodo com string vazia, ponteiro esquerdo e direito vazios.</text:p>
      <text:p text:style-name="P1"><text:s text:c="2"/>StringNode(string initial_text)</text:p>
      <text:p text:style-name="P1"><text:s text:c="4"/>Construtor da classe, initial text é o valor inciial da string do nodo, ponteiro esquerdo e direito vazios.</text:p>
      <text:p text:style-name="P1"><text:s text:c="2"/>~StringNode() </text:p>
      <text:p text:style-name="P1"><text:s text:c="4"/>Destrutor da classe.</text:p>
      <text:p text:style-name="P1"/>
      <text:p text:style-name="P1"><text:s text:c="2"/>shared_ptr&lt;StringNode&gt; getLeftNode(void) </text:p>
      <text:p text:style-name="P1"><text:s text:c="4"/>Retorna o ponteiro para o nodo à esquerda. Não tem parâmetros.</text:p>
      <text:p text:style-name="P1"><text:s text:c="2"/>shared_ptr&lt;StringNode&gt; getRightNode(void)</text:p>
      <text:p text:style-name="P1"><text:s text:c="4"/>Retorna o ponteiro para o nodo à direita. Não tem parâmetros.</text:p>
      <text:p text:style-name="P1"><text:s text:c="2"/>string getText(void) </text:p>
      <text:p text:style-name="P1"><text:s text:c="4"/>Retorna o conteúdo do nodo. Não tem parâmetros.</text:p>
      <text:p text:style-name="P1"/>
      <text:p text:style-name="P1"><text:s text:c="2"/>int setText(string newText)</text:p>
      <text:p text:style-name="P1"><text:s text:c="4"/>Retorna um inteiro 1 para sucesso e 0 para erro. </text:p>
      <text:p text:style-name="P1"><text:s text:c="4"/>O parâmetro é a string que será o novo texto do nodo.</text:p>
      <text:p text:style-name="P1"><text:s text:c="2"/>int insertNode(string initial_new_node_text)</text:p>
      <text:p text:style-name="P1"><text:s text:c="4"/>Retorna um inteiro 1 para sucesso e 0 para erro. </text:p>
      <text:p text:style-name="P1"><text:s text:c="4"/>O parâmetro é a string do novo nodo criado à esquerda do atual.</text:p>
      <text:p text:style-name="P1"><text:s text:c="4"/>Se já houver um nodo à esquerda, cria à direita.</text:p>
      <text:p text:style-name="P1"><text:s text:c="4"/>Se já houver à direita, retorna Error( int 0);</text:p>
      <text:p text:style-name="P1"><text:s text:c="2"/>int insertLeftNode( void )</text:p>
      <text:p text:style-name="P1"><text:s text:c="4"/>Retorna um inteiro para sucesso e 0 para erro. </text:p>
      <text:p text:style-name="P1"><text:s text:c="4"/>Não tem parâmetro.</text:p>
      <text:p text:style-name="P1"><text:s text:c="4"/>Um novo nodo vazio é criado à esquerda do atual.</text:p>
      <text:p text:style-name="P1"><text:s text:c="2"/>int insertLeftNode(string initial_new_node_text)</text:p>
      <text:p text:style-name="P1"><text:s text:c="4"/>Retorna um inteiro para sucesso e 0 para erro. </text:p>
      <text:p text:style-name="P1"><text:s text:c="4"/>O parâmetro é a string do novo nodo criado à esquerda do atual.</text:p>
      <text:p text:style-name="P1"><text:s text:c="2"/>int insertRightNode( void )</text:p>
      <text:p text:style-name="P1"><text:s text:c="4"/>Retorna um inteiro para sucesso e 0 para erro. </text:p>
      <text:p text:style-name="P1"><text:s text:c="4"/>Não tem parâmetro.</text:p>
      <text:p text:style-name="P1"><text:s text:c="4"/>Um novo nodo vazio é criado à direita do atual.</text:p>
      <text:p text:style-name="P1"><text:s text:c="2"/>int insertRightNode(string initial_new_node_text)</text:p>
      <text:p text:style-name="P1"><text:s text:c="4"/>Retorna um inteiro para sucesso e 0 para erro. </text:p>
      <text:p text:style-name="P1"><text:s text:c="4"/>O parâmetro é a string do novo nodo criado à direita do atual.</text:p>
      <text:p text:style-name="P1"><text:s text:c="2"/>int cutNode(void)</text:p>
      <text:p text:style-name="P1"><text:s text:c="4"/>Retorna um inteiro 1 para sucesso e 0 para erro. </text:p>
      <text:p text:style-name="P1"><text:s text:c="4"/>Não tem parâmetros. Limpa recursivamente os nodos em seus</text:p>
      <text:p text:style-name="P1"><text:s text:c="4"/>galhos até limpar a si mesmo.</text:p>
      <text:p text:style-name="P1"><text:s text:c="2"/>int clearLeft( void )</text:p>
      <text:p text:style-name="P1"><text:s text:c="4"/>Retorna um inteiro 1 para sucesso e 0 para erro.</text:p>
      <text:p text:style-name="P1"><text:s text:c="4"/>Não tem parâmetros. Apaga o nodo no galho à esquerda.</text:p>
      <text:p text:style-name="P1"><text:s text:c="2"/>int clearRight( void )</text:p>
      <text:p text:style-name="P1"><text:s text:c="4"/>Retorna um inteiro 1 para sucesso e 0 para erro.</text:p>
      <text:p text:style-name="P1"><text:s text:c="4"/>Não tem parâmetros. Apaga o nodo no galho à direita.</text:p>
      <text:p text:style-name="P1"/>
      <text:p text:style-name="P1">Métodos usados na BTree.hpp:</text:p>
      <text:p text:style-name="P1"><text:s text:c="2"/>BTree()</text:p>
      <text:p text:style-name="P1"><text:s text:c="4"/>Construtor. Sem parâmetros. Cria uma árvore com um </text:p>
      <text:p text:style-name="P1"><text:s text:c="4"/>nodo inicial vazio.</text:p>
      <text:p text:style-name="P1"><text:s text:c="2"/>BTree(string initial_text);</text:p>
      <text:p text:style-name="P1"><text:s text:c="4"/>Construtor. Uma string de parâmetro que será o valor </text:p>
      <text:p text:style-name="P1"><text:s text:c="4"/>inicial do nodo raiz da árvore criada.</text:p>
      <text:p text:style-name="P1"><text:s text:c="2"/>PStringNode getRoot(void) </text:p>
      <text:p text:style-name="P1"><text:s text:c="4"/>Retorna um ponteiro para a raiz da árvore. Sem parâmetros.</text:p>
      <text:p text:style-name="P1"/>
      <text:p text:style-name="P1">Tanto a classe StringNode quanto a classe Btree foram testadas no arquivo tests_btree.cpp</text:p>
      <text:p text:style-name="P1">Os testes foram:</text:p>
      <text:p text:style-name="P1"><text:soft-page-break/></text:p>
      <text:p text:style-name="P1">TEST_CASE( "Binary Tree Create and Read", "[binary_tree]" ) {</text:p>
      <text:p text:style-name="P1"><text:s text:c="2"/>SECTION( "Creating an empty tree root" )</text:p>
      <text:p text:style-name="P1"><text:s text:c="2"/>SECTION( "Creating a non empty tree root")</text:p>
      <text:p text:style-name="P1"><text:s text:c="2"/>SECTION( "Inserting left branch on root")</text:p>
      <text:p text:style-name="P1"><text:s text:c="2"/>SECTION( "Inserting right branch on root")</text:p>
      <text:p text:style-name="P1"><text:s text:c="2"/>SECTION( "Inserting left branch on left branch of root")</text:p>
      <text:p text:style-name="P1"><text:s text:c="2"/>SECTION( "Inserting right and left branch on left branch of root" )</text:p>
      <text:p text:style-name="P1"><text:s text:c="2"/>SECTION( "Inserting third branch on same node results in error" ) </text:p>
      <text:p text:style-name="P1"><text:s text:c="2"/>SECTION( "Inserting three levels deep of root" )</text:p>
      <text:p text:style-name="P1">} //TestCase Binary Tree Create and Read</text:p>
      <text:p text:style-name="P1"/>
      <text:p text:style-name="P1">TEST_CASE( "Binary Tree Update", "[binary_tree]" ) {</text:p>
      <text:p text:style-name="P1"><text:s text:c="2"/>SECTION( "Changing root node text value" )</text:p>
      <text:p text:style-name="P1"><text:s text:c="2"/>SECTION( "Changing branch node text value" )</text:p>
      <text:p text:style-name="P1">}//TestCase Binary Tree Update</text:p>
      <text:p text:style-name="P1"/>
      <text:p text:style-name="P1">TEST_CASE( "Binary Tree Delete", "[binary_tree]" ) {</text:p>
      <text:p text:style-name="P1"><text:s text:c="2"/>SECTION( "root can be deleted" )</text:p>
      <text:p text:style-name="P1"><text:s text:c="2"/>SECTION( "a branch can be deleted and those above it are not affected" )</text:p>
      <text:p text:style-name="P1"><text:s text:c="2"/>SECTION( "a branch can be deleted and those below it are deleted too")</text:p>
      <text:p text:style-name="P1"><text:s text:c="2"/>SECTION("A node can have it's left branch deleted")</text:p>
      <text:p text:style-name="P1"><text:s text:c="2"/>SECTION("A node can have it's right branch deleted")</text:p>
      <text:p text:style-name="P1">}//TEST CASE DELETE BINARY TREE</text:p>
      <text:p text:style-name="P1"/>
      <text:p text:style-name="P1"/>
      <text:p text:style-name="P1">Métodos usados na biblioteca game_engine.hpp:</text:p>
      <text:p text:style-name="P1"><text:s/>GameEngine();</text:p>
      <text:p text:style-name="P1"><text:s text:c="4"/>Construtor. Sem parâmetros. Cria uma game engine com árvore </text:p>
      <text:p text:style-name="P1"><text:s text:c="4"/>interna vazia.</text:p>
      <text:p text:style-name="P1"><text:s/>GameEngine( string initial_text )</text:p>
      <text:p text:style-name="P1"><text:s text:c="4"/>Construtor. O parâmetro será o conteúdo da raiz da árvore </text:p>
      <text:p text:style-name="P1"><text:s text:c="4"/>interna.</text:p>
      <text:p text:style-name="P1"/>
      <text:p text:style-name="P1"><text:s/>PStringNode getStart(void)</text:p>
      <text:p text:style-name="P1"><text:s text:c="4"/>Retorna um ponteiro para raiz da árvore interna. Sem parâmetros.</text:p>
      <text:p text:style-name="P1"><text:s/>PStringNode getActualNode(void)</text:p>
      <text:p text:style-name="P1"><text:s text:c="4"/>Retorna um ponteiro para o nodo atual da árvore interna. </text:p>
      <text:p text:style-name="P1"><text:s text:c="4"/>Sem parâmetros.</text:p>
      <text:p text:style-name="P1"><text:s/>PStringNode popLastNode(void)</text:p>
      <text:p text:style-name="P1"><text:s text:c="4"/>Retorna um ponteiro para o último nodo visitado. Sem parâmetros.</text:p>
      <text:p text:style-name="P1"><text:s/>int setActualNode( PStringNode p_next_node )</text:p>
      <text:p text:style-name="P1"><text:s text:c="4"/>Retorna um inteiro 1 para Sucesso ou 0 para falha. Parâmetro é </text:p>
      <text:p text:style-name="P1"><text:s text:c="4"/>um ponteiro para o nodo que passará a ser o nodo atual.</text:p>
      <text:p text:style-name="P1"><text:s/>int pushLastNode( void )</text:p>
      <text:p text:style-name="P1"><text:s text:c="4"/>Retorna um inteiro 1 para Sucesso ou 0 para falhas. Sem parâmetros.</text:p>
      <text:p text:style-name="P1"><text:s text:c="4"/>Adiciona à pilha de últimos nós visitados o nó atual.</text:p>
      <text:p text:style-name="P1"><text:s/>int pushLastNode( PStringNode p_next_node );</text:p>
      <text:p text:style-name="P1"><text:s text:c="4"/>Retorna um inteiro 1 para Sucesso ou 0 para falhas. O parâmaetro é</text:p>
      <text:p text:style-name="P1"><text:s text:c="4"/>um ponteiro para o nodo que será armazenado na pilha de últimos nós</text:p>
      <text:p text:style-name="P1"><text:s text:c="4"/>visitados.</text:p>
      <text:p text:style-name="P1"/>
      <text:p text:style-name="P1"><text:s/>int moveToYes( void )</text:p>
      <text:p text:style-name="P1"><text:s text:c="4"/>Retorna um inteiro 1 para Sucesso ou 0 para falhas. Sem parâmetros.</text:p>
      <text:p text:style-name="P1"><text:s text:c="4"/>Muda o nó atual para o nó do galho à esquerda. Caso não haja nó, </text:p>
      <text:p text:style-name="P1"><text:s text:c="4"/>nada é feito e se retorna 0(Falha).</text:p>
      <text:p text:style-name="P1"><text:s/>int moveToNo( void );</text:p>
      <text:p text:style-name="P1"><text:s text:c="4"/>Retorna um inteiro 1 para Sucesso ou 0 para falhas. Sem parâmetros.</text:p>
      <text:p text:style-name="P1"><text:s text:c="4"/>Muda o nó atual para o nó do galho à direita. Caso não haja nó, </text:p>
      <text:p text:style-name="P1"><text:s text:c="4"/>nada é feito e se retorna 0(Falha).</text:p>
      <text:p text:style-name="P1"><text:s/>int moveBack( void );</text:p>
      <text:p text:style-name="P1"><text:s text:c="4"/>Retorna um inteiro 1 para Sucesso ou 0 para falhas. Sem parâmetros.</text:p>
      <text:p text:style-name="P1"><text:s text:c="4"/>Muda o nó atual para o nó anteriormente visitado. Caso não haja nó, </text:p>
      <text:p text:style-name="P1"><text:s text:c="4"/>nada é feito e se retorna 0(Falha).</text:p>
      <text:p text:style-name="P1"><text:soft-page-break/><text:s/>int restart( void )</text:p>
      <text:p text:style-name="P1"><text:s text:c="4"/>Retorna um inteiro 1 para Sucesso ou 0 para falhas. Sem parâmetros.</text:p>
      <text:p text:style-name="P1"><text:s text:c="4"/>Apaga-se a árvore interna, os ponteiros para o nó atual e se esvazia</text:p>
      <text:p text:style-name="P1"><text:s text:c="4"/>a pilha de nós anteriores. </text:p>
      <text:p text:style-name="P1"><text:s text:c="4"/>Então se cria uma nova árvore iniciada com o valor na raiz de "New game".</text:p>
      <text:p text:style-name="P1"><text:s text:c="4"/>O nó atual passa a ser a nova raiz.</text:p>
      <text:p text:style-name="P1"/>
      <text:p text:style-name="P1"><text:s/>string readActualNode( void )</text:p>
      <text:p text:style-name="P1"><text:s text:c="4"/>Retorna o conteúdo do nó atual. Não há parâmetros.</text:p>
      <text:p text:style-name="P1"><text:s/>int writeInActualNode( string new_text )</text:p>
      <text:p text:style-name="P1"><text:s text:c="4"/>Retorna um inteiro 1 para Sucesso ou 0 para falhas. O parâmetro string</text:p>
      <text:p text:style-name="P1"><text:s text:c="4"/>passado é sobrescrito no nodo atual. Apaga-se o texto anteior.</text:p>
      <text:p text:style-name="P1"><text:s text:c="4"/></text:p>
      <text:p text:style-name="P1"><text:s/>int removeActualNode( void );</text:p>
      <text:p text:style-name="P1"><text:s text:c="4"/>Retorna um inteiro 1 para Sucesso ou 0 para falhas. Sem parâmetros.</text:p>
      <text:p text:style-name="P1"><text:s text:c="4"/>Apaga-se o nó atual. O nó atual passa a ser o anteriormente visitado. </text:p>
      <text:p text:style-name="P1"/>
      <text:p text:style-name="P1"><text:s/>int newYesAnswer( void );</text:p>
      <text:p text:style-name="P1"><text:s text:c="4"/>Retorna um inteiro 1 para Sucesso ou 0 para falhas. Sem parâmetros.</text:p>
      <text:p text:style-name="P1"><text:s text:c="4"/>Cria-se um novo nó vazio no galho esquerdo ao atual.</text:p>
      <text:p text:style-name="P1"><text:s/>int newYesAnswer(string initial_text)</text:p>
      <text:p text:style-name="P1"><text:s text:c="4"/>Retorna um inteiro 1 para Sucesso ou 0 para falhas. Uma string como </text:p>
      <text:p text:style-name="P1"><text:s text:c="4"/>parâmetro. Cria-se um novo nó à esquerda do atual com valor inicial</text:p>
      <text:p text:style-name="P1"><text:s text:c="4"/>recebido como parâmetro. </text:p>
      <text:p text:style-name="P1"><text:s/>int newNoAnswer( void );</text:p>
      <text:p text:style-name="P1"><text:s text:c="4"/>Retorna um inteiro 1 para Sucesso ou 0 para falhas. Sem parâmetros.</text:p>
      <text:p text:style-name="P1"><text:s text:c="4"/>Cria-se um novo nó vazio no galho direito ao atual.</text:p>
      <text:p text:style-name="P1"><text:s/>int newNoAnswer(string initial_text);</text:p>
      <text:p text:style-name="P1"><text:s text:c="4"/>Retorna um inteiro 1 para Sucesso ou 0 para falhas. Uma string como </text:p>
      <text:p text:style-name="P1"><text:s text:c="4"/>parâmetro. Cria-se um novo nó à direita do atual com valor inicial</text:p>
      <text:p text:style-name="P1"><text:s text:c="4"/>recebido como parâmetro. </text:p>
      <text:p text:style-name="P1"><text:s/>int newYesQuestion(string initial_question);</text:p>
      <text:p text:style-name="P1"><text:s text:c="4"/>Retorna um inteiro 1 para Sucesso ou 0 para falhas. Uma string como </text:p>
      <text:p text:style-name="P1"><text:s text:c="4"/>parâmetro. Cria-se um novo nó à esquerda do atual com valor inicial</text:p>
      <text:p text:style-name="P1"><text:s text:c="4"/>recebido como parâmetro. Também se criam dois nodos vazios em seus</text:p>
      <text:p text:style-name="P1"><text:s text:c="4"/>respectivos galhos.</text:p>
      <text:p text:style-name="P1"><text:s/>PStringNode getYes( void );</text:p>
      <text:p text:style-name="P1"><text:s text:c="4"/>Retorna um ponteiro para o galho à esquerda do nó atual. Sem parâmetros.</text:p>
      <text:p text:style-name="P1"><text:s/>PStringNode getNo( void );</text:p>
      <text:p text:style-name="P1"><text:s text:c="4"/>Retorna um ponteiro para o galho à direita do nó atual. Sem parâmetros.</text:p>
      <text:p text:style-name="P1"/>
      <text:p text:style-name="P1"><text:s/>int checkGuess( void );</text:p>
      <text:p text:style-name="P1"><text:s text:c="4"/>Retorna 1 caso o nó atual tenha ambos os galhos nulos, 0 caso contrário.</text:p>
      <text:p text:style-name="P1"/>
      <text:p text:style-name="P1"><text:s/>int saveGame( void );</text:p>
      <text:p text:style-name="P1"><text:s text:c="4"/>Retorna um inteiro 1 para Sucesso ou 0 para falhas. Sem parâmetros.</text:p>
      <text:p text:style-name="P1"><text:s text:c="4"/>Chama o método saveGame com parâmetro "autosave".</text:p>
      <text:p text:style-name="P1"><text:s text:c="4"/></text:p>
      <text:p text:style-name="P1"><text:s/>int saveGame( string file_name )</text:p>
      <text:p text:style-name="P1"><text:s text:c="4"/>Retorna um inteiro 1 para Sucesso ou 0 para falhas. Uma string como</text:p>
      <text:p text:style-name="P1"><text:s text:c="4"/>parâmetro. Salva o conteúdo da árvore interna em um arquivo txt com nome</text:p>
      <text:p text:style-name="P1"><text:s text:c="4"/>igual ao parâmetro passado, dentro da pasta "saved_games".</text:p>
      <text:p text:style-name="P1"><text:s text:c="4"/>Galhos com ponteiros nulos são representados com o símbolo "#".</text:p>
      <text:p text:style-name="P1"><text:s/>int loadGame( void );</text:p>
      <text:p text:style-name="P1"><text:s text:c="4"/>Retorna um inteiro 1 para Sucesso ou 0 para falhas. Sem parâmetros.</text:p>
      <text:p text:style-name="P1"><text:s text:c="3"/>Chama o método loadGame com parâmetro "autosave".</text:p>
      <text:p text:style-name="P1"><text:s/>int loadGame( string file_name );</text:p>
      <text:p text:style-name="P1"><text:s text:c="4"/>Retorna um inteiro 1 para Sucesso ou 0 para falhas. Uma string como</text:p>
      <text:p text:style-name="P1"><text:s text:c="4"/>parâmetro. Recupera o conteúdo da árvore interna através de um arquivo</text:p>
      <text:p text:style-name="P1"><text:s text:c="5"/>txt com nome igual ao parâmetro passado, dentro da pasta "saved_games".</text:p>
      <text:p text:style-name="P1"><text:s/>int readFile( fstream &amp;p_file_to_read );</text:p>
      <text:p text:style-name="P1"><text:s text:c="4"/>Retorna um inteiro 1 para Sucesso ou 0 para falhas. Um ponteiro para </text:p>
      <text:p text:style-name="P1"><text:s text:c="4"/>ponteiro de arquivo como parâmetro. Lê o arquivo apontado pelo</text:p>
      <text:p text:style-name="P1"><text:s text:c="4"/>ponteiro resursivamente e altera árvore interna de acordo com o que lê.</text:p>
      <text:p text:style-name="P1"><text:soft-page-break/><text:s text:c="4"/></text:p>
      <text:p text:style-name="P1"><text:s/>int writeInFile( fstream &amp;p_file_to_write );</text:p>
      <text:p text:style-name="P1"><text:s text:c="4"/>Retorna um inteiro 1 para Sucesso ou 0 para falhas. Um ponteiro para </text:p>
      <text:p text:style-name="P1"><text:s text:c="4"/>ponteiro de arquivo como parâmetro. Escreve no arquivo apontado pelo</text:p>
      <text:p text:style-name="P1"><text:s text:c="4"/>ponteiro resursivamentede acordo com o que lê na árvore interna.</text:p>
      <text:p text:style-name="P1"/>
      <text:p text:style-name="P1">A game engine foi testada nos arquivos tests_game_engine.cpp e tests_game_statements.cpp</text:p>
      <text:p text:style-name="P1">Os testes foram:</text:p>
      <text:p text:style-name="P1"/>
      <text:p text:style-name="P1">TEST_CASE( "Move to Yes or No", "[20_QUESTION_GAME_ENGINE]" )</text:p>
      <text:p text:style-name="P1"><text:s text:c="4"/>SECTION("Can decide if there's no statement on Yes")</text:p>
      <text:p text:style-name="P1"><text:s text:c="4"/>SECTION("Can decide if there's no statement on NO")</text:p>
      <text:p text:style-name="P1"><text:s text:c="4"/>SECTION( "move to No if there's an statement on No" )</text:p>
      <text:p text:style-name="P1">} //TEST CASE MOVE TO YES OR NO</text:p>
      <text:p text:style-name="P1"/>
      <text:p text:style-name="P1">TEST_CASE( "GUESSING", "[20_QUESTION_GAME_ENGINE]" )</text:p>
      <text:p text:style-name="P1"><text:s text:c="4"/>SECTION( "Game engine can check if it's a guess" )</text:p>
      <text:p text:style-name="P1">} //TEST CASE GUESSING</text:p>
      <text:p text:style-name="P1"/>
      <text:p text:style-name="P1">TEST_CASE( "Restart", "[20_QUESTION_GAME_ENGINE]" )</text:p>
      <text:p text:style-name="P1"><text:s text:c="4"/>SECTION( "a game can be restarted" )</text:p>
      <text:p text:style-name="P1">} </text:p>
      <text:p text:style-name="P1">TEST_CASE( "Game can be saved on a file", "[20_QUESTION_GAME_ENGINE]")</text:p>
      <text:p text:style-name="P1">{</text:p>
      <text:p text:style-name="P1"><text:s text:c="4"/>SECTION("Game engine can write on files already opened")</text:p>
      <text:p text:style-name="P1"><text:s text:c="4"/>SECTION( "Game engine can open files to write" )</text:p>
      <text:p text:style-name="P1">}//TEST_CASE GAME SAVE</text:p>
      <text:p text:style-name="P1"/>
      <text:p text:style-name="P1">TEST_CASE( "Game load", "[20_QUESTION_GAME_ENGINE]")</text:p>
      <text:p text:style-name="P1"><text:s text:c="4"/>SECTION("Game engine can read files already opened")</text:p>
      <text:p text:style-name="P1"><text:s text:c="4"/>SECTION( "Game engine can load games" )</text:p>
      <text:p text:style-name="P1"/>
      <text:p text:style-name="P1"/>
      <text:p text:style-name="P1">TEST_CASE( "CREATE STATEMENTS", "[20_QUESTION_GAME_STATEMENT]" )</text:p>
      <text:p text:style-name="P1"><text:s text:c="2"/>SECTION( "creating game engine" )</text:p>
      <text:p text:style-name="P1"><text:s text:c="2"/>SECTION( "creating an empty statement" )</text:p>
      <text:p text:style-name="P1"><text:s text:c="2"/>SECTION( "creating a non empty statement" )</text:p>
      <text:p text:style-name="P1"><text:s text:c="2"/>SECTION( "creating an empty answer" )</text:p>
      <text:p text:style-name="P1"><text:s text:c="2"/>SECTION( "creating a non-empty answer" )</text:p>
      <text:p text:style-name="P1"><text:s text:c="2"/>SECTION( "creating a question" )</text:p>
      <text:p text:style-name="P1">} //TEST CASE CREATING <text:s/>STATEMENTS</text:p>
      <text:p text:style-name="P1"/>
      <text:p text:style-name="P1">TEST_CASE( "READ STATEMENTS", "[20_QUESTION_GAME_STATEMENT]" )</text:p>
      <text:p text:style-name="P1"><text:s text:c="2"/>SECTION( "An statement on root can be read" )</text:p>
      <text:p text:style-name="P1"><text:s text:c="2"/>SECTION( "An statement on branch can be read")</text:p>
      <text:p text:style-name="P1">} //TEST CASE READ STATEMENTS</text:p>
      <text:p text:style-name="P1"/>
      <text:p text:style-name="P1"/>
      <text:p text:style-name="P1">TEST_CASE( "UPDATE STATEMENTS", "[20_QUESTION_GAME_STATEMENT]" )</text:p>
      <text:p text:style-name="P1"><text:s text:c="2"/>SECTION( "An statement on root can be updated" )</text:p>
      <text:p text:style-name="P1"><text:s text:c="2"/>SECTION( "An statement on branch can be updated")</text:p>
      <text:p text:style-name="P1">} //TEST CASE UPDATE STATEMENTS</text:p>
      <text:p text:style-name="P1"/>
      <text:p text:style-name="P1">TEST_CASE( "DELETE STATEMENTS", "[20_QUESTION_GAME_STATEMENT]" )</text:p>
      <text:p text:style-name="P1"><text:s text:c="2"/>SECTION( "A statament can be deleted" )</text:p>
      <text:p text:style-name="P1"><text:s text:c="2"/>SECTION( "The engine will backtrace to the <text:s/>statement before the one erased" ){</text:p>
      <text:p text:style-name="P1"><text:s text:c="2"/>SECTION( "The engine will backtrace to the <text:s/>statement before the one erased many times" )</text:p>
      <text:p text:style-name="P1"/>
      <text:p text:style-name="P1"/>
      <text:p text:style-name="P1">Métodos usados na biblioteca game_interface.hpp:</text:p>
      <text:p text:style-name="P1"><text:s text:c="2"/>GameInterface( void );</text:p>
      <text:p text:style-name="P1"><text:soft-page-break/><text:s text:c="4"/>Construtor. Sem parâmetros. Cria uma interface com engine de árvore interna vazia.</text:p>
      <text:p text:style-name="P1"/>
      <text:p text:style-name="P1"><text:s text:c="2"/>PGameEngine getEngine( void );</text:p>
      <text:p text:style-name="P1"><text:s text:c="4"/>Retorna um ponteiro para a engine da internface. Sem parâmetros.</text:p>
      <text:p text:style-name="P1"><text:s text:c="2"/>int openMenu( void );</text:p>
      <text:p text:style-name="P1"><text:s text:c="4"/>Retorna um inteiro 1 para sucesso ou 0 para Erro. Sem parâmetros.</text:p>
      <text:p text:style-name="P1"><text:s text:c="4"/>Executa várias impressões no terminal e recebe entradas do usuário.</text:p>
      <text:p text:style-name="P1"><text:s text:c="4"/>Dependendo dos valores de entrada pode começar um novo jogo, salvar</text:p>
      <text:p text:style-name="P1"><text:s text:c="4"/>jogo atual, carregar um anterior, editar um jogo atual ou sair </text:p>
      <text:p text:style-name="P1"><text:s text:c="4"/>dessa rotina.</text:p>
      <text:p text:style-name="P1"/>
      <text:p text:style-name="P1"><text:s text:c="2"/>int startNewGame( void );</text:p>
      <text:p text:style-name="P1"><text:s text:c="4"/>Retorna um inteiro 1 para sucesso ou 0 para Erro. Sem parâmetros.</text:p>
      <text:p text:style-name="P1"><text:s text:c="4"/>Começa um novo jogo começando com a resposta: "New game"</text:p>
      <text:p text:style-name="P1"><text:s text:c="2"/></text:p>
      <text:p text:style-name="P1"><text:s text:c="2"/>int loadSavedGame( void );</text:p>
      <text:p text:style-name="P1"><text:s text:c="4"/>Retorna um inteiro 1 para sucesso ou 0 para Erro. Sem parâmetros.</text:p>
      <text:p text:style-name="P1"><text:s text:c="4"/>Imprime no terminal e recebe entradas do usuário. </text:p>
      <text:p text:style-name="P1"><text:s text:c="4"/>Carrega um jogo anteriormente salvo pelo usuário dentro da pasta </text:p>
      <text:p text:style-name="P1"><text:s text:c="4"/>"saved_games".</text:p>
      <text:p text:style-name="P1"><text:s text:c="2"/>int saveActualGame( void );</text:p>
      <text:p text:style-name="P1"><text:s text:c="4"/>Retorna um inteiro 1 para sucesso ou 0 para Erro. Sem parâmetros.</text:p>
      <text:p text:style-name="P1"><text:s text:c="4"/>Imprime no terminal e recebe entradas do usuário. </text:p>
      <text:p text:style-name="P1"><text:s text:c="4"/>Armazena o jogo atual dentro da pasta </text:p>
      <text:p text:style-name="P1"><text:s text:c="4"/>"saved_games". O nome do arquivo salvo é passado pelo usuário.</text:p>
      <text:p text:style-name="P1"><text:s text:c="2"/>int playingRoutine( void );</text:p>
      <text:p text:style-name="P1"><text:s text:c="4"/>Retorna um inteiro 1 para sucesso ou 0 para Erro. Sem parâmetros.</text:p>
      <text:p text:style-name="P1"><text:s text:c="4"/>Inicia a rotina de perguntas e respostas do jogo.</text:p>
      <text:p text:style-name="P1"><text:s text:c="2"/>int editRoutine( void );</text:p>
      <text:p text:style-name="P1"><text:s text:c="4"/>Retorna um inteiro 1 para sucesso ou 0 para Erro. Sem parâmetros.</text:p>
      <text:p text:style-name="P1"><text:s text:c="4"/>Iniciai uma rotina que permite editar ou deletar os perguntas e </text:p>
      <text:p text:style-name="P1"><text:s text:c="4"/>respostas do jogo.</text:p>
      <text:p text:style-name="P1"><text:s text:c="2"/>int exitGame(void);</text:p>
      <text:p text:style-name="P1"><text:s text:c="4"/>Retorna o código para encerrar o jogo. Sem parâmetros.</text:p>
      <text:p text:style-name="P1"><text:s text:c="4"/></text:p>
      <text:p text:style-name="P1"><text:s text:c="2"/>int doRound( void );</text:p>
      <text:p text:style-name="P1"><text:s text:c="4"/>Retorna um inteiro 1 para sucesso ou 0 para Erro. Sem parâmetros.</text:p>
      <text:p text:style-name="P1"><text:s text:c="4"/>Lê um nodo. Decide se é uma pergunta ou resposta, imprime para o</text:p>
      <text:p text:style-name="P1"><text:s text:c="4"/>usuário. Daí pode encerrar o jogo, ir para outro nodo, criar uma</text:p>
      <text:p text:style-name="P1"><text:s text:c="4"/>nova resposta ou uma nova pergunta.</text:p>
      <text:p text:style-name="P1"><text:s text:c="2"/>int doEditRound( void )</text:p>
      <text:p text:style-name="P1"><text:s text:c="4"/>Retorna um inteiro 1 para sucesso ou 0 para Erro. Sem parâmetros.</text:p>
      <text:p text:style-name="P1"><text:s text:c="4"/>Lê um nodo. Pode apagá-lo da árvore(junto de seus galhos), pode</text:p>
      <text:p text:style-name="P1"><text:s text:c="4"/>editá-lo, passar para seus galhos ou retornar a nó anterior.</text:p>
      <text:p text:style-name="P1"><text:s text:c="2"/>int gotAnswer( void );</text:p>
      <text:p text:style-name="P1"><text:s text:c="4"/>Retorna um inteiro 1 para sucesso ou 0 para Erro. Sem parâmetros.</text:p>
      <text:p text:style-name="P1"><text:s text:c="4"/>Executa as ações necessárias quando um nó é uma folha, ou seja,</text:p>
      <text:p text:style-name="P1"><text:s text:c="4"/>uma resposta.</text:p>
      <text:p text:style-name="P1"><text:s text:c="2"/>int gotQuestion( void );</text:p>
      <text:p text:style-name="P1"><text:s text:c="4"/>Retorna um inteiro 1 para sucesso ou 0 para Erro. Sem parâmetros.</text:p>
      <text:p text:style-name="P1"><text:s text:c="4"/>Executa as ações necessárias quando um nó não é uma folha, ou seja,</text:p>
      <text:p text:style-name="P1"><text:s text:c="4"/>uma pergunta.</text:p>
      <text:p text:style-name="P1"><text:s text:c="2"/>int validYesInput( string user_input );</text:p>
      <text:p text:style-name="P1"><text:s text:c="4"/>Retorna um inteiro 1, caso seja uma entrada afirmativa válida. 0</text:p>
      <text:p text:style-name="P1"><text:s text:c="4"/>caso contrário.</text:p>
      <text:p text:style-name="P1"><text:s text:c="2"/>int finishGame( void );</text:p>
      <text:p text:style-name="P1"><text:s text:c="4"/>Retorna um inteiro 1 para sucesso ou 0 para Erro. Sem parâmetros.</text:p>
      <text:p text:style-name="P1"><text:s text:c="4"/>Imprime na tela e armazena o estado atual da árvore no arquivo "last_game.txt"</text:p>
      <text:p text:style-name="P1"/>
      <text:p text:style-name="P1">A game interface foi testada no arquivo tests_game_intercae.cpp</text:p>
      <text:p text:style-name="P1">Os testes foram:</text:p>
      <text:p text:style-name="P1"/>
      <text:p text:style-name="P1"><text:soft-page-break/>TEST_CASE( "Exists: ", "[20_QUESTION_GAME_INTERFACE]" )</text:p>
      <text:p text:style-name="P1"><text:s text:c="4"/>SECTION("a game interface can be created")</text:p>
      <text:p text:style-name="P1"><text:s text:c="4"/>SECTION(" a game interface have an engine")</text:p>
      <text:p text:style-name="P1">}//TEST CASE EXISTS</text:p>
      <text:p text:style-name="P1"/>
      <text:p text:style-name="P1"/>
      <text:p text:style-name="P1">TEST_CASE( "Round ", "[20_QUESTION_GAME_INTERFACE]" )</text:p>
      <text:p text:style-name="P1"><text:s text:c="4"/>SECTION("It can perform a final round with answer")</text:p>
      <text:p text:style-name="P1"><text:s text:c="4"/>SECTION("It can perform a final round with don't know")</text:p>
      <text:p text:style-name="P1"><text:s text:c="4"/>SECTION("It can perform multiple rounds")</text:p>
      <text:p text:style-name="P1">}//TEST CASE EXISTS</text:p>
      <text:p text:style-name="P1"/>
      <text:p text:style-name="P1"/>
      <text:p text:style-name="P1">TEST_CASE( "Menu", "[20_QUESTION_GAME_INTERFACE]" )</text:p>
      <text:p text:style-name="P1"><text:s text:c="4"/>SECTION("can start new game")</text:p>
      <text:p text:style-name="P1"><text:s text:c="4"/>SECTION("can load a saved game")</text:p>
      <text:p text:style-name="P1"><text:s text:c="4"/>SECTION("can save the actual game")</text:p>
      <text:p text:style-name="P1"><text:s text:c="4"/>SECTION("can exit the game")</text:p>
      <text:p text:style-name="P1"><text:s text:c="4"/>SECTION("has a playing routine")</text:p>
      <text:p text:style-name="P1"><text:s text:c="4"/>SECTION("has a edit routine")</text:p>
      <text:p text:style-name="P1"><text:s text:c="4"/>SECTION("Has a menu")</text:p>
      <text:p text:style-name="P1">} //TEST CASE ME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19:29:30.096059959</dc:date>
    <meta:editing-duration>PT25S</meta:editing-duration>
    <meta:editing-cycles>1</meta:editing-cycles>
    <meta:document-statistic meta:table-count="0" meta:image-count="0" meta:object-count="0" meta:page-count="6" meta:paragraph-count="298" meta:word-count="2200" meta:character-count="14306" meta:non-whitespace-character-count="11538"/>
    <meta:generator>LibreOffice/5.1.6.2$Linux_X86_64 LibreOffice_project/10m0$Build-2</meta:generator>
  </office:meta>
</office:document-meta>
</file>